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WIGGLE</text:p>
      <text:p text:style-name="P2"><text:a xlink:type="simple" xlink:href="../DungeonCraftHelp.html">DungeonCraft Help Home</text:a></text:p>
      <text:p text:style-name="P2">Here is a neat little function. <text:s/>It allows you to access the matched sub-expressions from a previous$GREP (or $GCASE) statement.</text:p>
      <text:p text:style-name="P2">Each time $GREP (or $GCASE) is executed it leaves behind a list of all the matched subexpressions that were matched in the source string. <text:s/>These are the subexpressions that can be referenced within the $GREP itself as 'back references'.</text:p>
      <text:p text:style-name="P2">The parameter to $WIGGLE is an integer that specifies which substring one is interested in. <text:s/>The number start at 1 for sub-expressions. <text:s/>Zero means the entire match expression. <text:s/>But an example will make this all very much clearer.</text:p>
      <text:p text:style-name="P2">Let us say that the source string is "Dungeon Craft is a neat thing". <text:s/>And that the search string is</text:p>
      <text:p text:style-name="P3"><text:s/>"(.*)eon.*(n.*n)". <text:s/></text:p>
      <text:p text:style-name="P2">Then the search succeeds because it finds the string "Dungeon Craft is a neat thin". <text:s/>The first parenthesized expression matched "Dung". <text:s/>And the second parenthesized expression in the search string matched "neat thin". <text:s/>So:</text:p>
      <text:p text:style-name="P3">$WIGGLE(0) will return "Dungeon Craft is a neat thin"</text:p>
      <text:p text:style-name="P3">$WIGGLE(1) will return "Dung"</text:p>
      <text:p text:style-name="P3">$WIGGLE(2) will return "neat thin"</text:p>
      <text:p text:style-name="P2">We could have been more clever at generating an amusing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57:48</meta:creation-date>
    <meta:generator>OpenOffice.org/3.2$Win32 OpenOffice.org_project/320m12$Build-9483</meta:generator>
    <meta:editing-cycles>2</meta:editing-cycles>
    <meta:editing-duration>PT00H03M21S</meta:editing-duration>
    <dc:title>$WIGGLE</dc:title>
    <dc:date>2010-05-09T17:14:31.88</dc:date>
    <dc:creator>Paul Stevens</dc:creator>
    <meta:document-statistic meta:table-count="0" meta:image-count="0" meta:object-count="0" meta:page-count="1" meta:paragraph-count="12" meta:word-count="186" meta:character-count="1153"/>
  </office:meta>
</office:document-meta>
</file>